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16bd3a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Standard">
      <style:text-properties officeooo:rsid="00114e58" officeooo:paragraph-rsid="00114e58"/>
    </style:style>
    <style:style style:name="P5" style:family="paragraph" style:parent-style-name="Standard">
      <style:text-properties fo:font-size="14pt" officeooo:rsid="00114e58" officeooo:paragraph-rsid="00114e58" style:font-size-asian="14pt" style:font-size-complex="14pt"/>
    </style:style>
    <style:style style:name="P6" style:family="paragraph" style:parent-style-name="Standard">
      <style:text-properties officeooo:rsid="0012abf5" officeooo:paragraph-rsid="0012abf5"/>
    </style:style>
    <style:style style:name="P7" style:family="paragraph" style:parent-style-name="Standard">
      <style:text-properties officeooo:rsid="00131e4e" officeooo:paragraph-rsid="00131e4e"/>
    </style:style>
    <style:style style:name="P8" style:family="paragraph" style:parent-style-name="Standard">
      <style:text-properties officeooo:rsid="00131e4e" officeooo:paragraph-rsid="0013af7c"/>
    </style:style>
    <style:style style:name="P9" style:family="paragraph" style:parent-style-name="Standard">
      <style:text-properties officeooo:rsid="00131e4e" officeooo:paragraph-rsid="001af71c"/>
    </style:style>
    <style:style style:name="P10" style:family="paragraph" style:parent-style-name="Standard">
      <style:text-properties officeooo:rsid="0013af7c" officeooo:paragraph-rsid="0013af7c"/>
    </style:style>
    <style:style style:name="P11" style:family="paragraph" style:parent-style-name="Standard">
      <style:text-properties officeooo:paragraph-rsid="0013af7c"/>
    </style:style>
    <style:style style:name="P12" style:family="paragraph" style:parent-style-name="Standard">
      <style:text-properties officeooo:paragraph-rsid="0016bd3a"/>
    </style:style>
    <style:style style:name="P13" style:family="paragraph" style:parent-style-name="Standard">
      <style:text-properties officeooo:rsid="00188107" officeooo:paragraph-rsid="00188107"/>
    </style:style>
    <style:style style:name="P14" style:family="paragraph" style:parent-style-name="Standard">
      <style:text-properties officeooo:paragraph-rsid="00188107"/>
    </style:style>
    <style:style style:name="P15" style:family="paragraph" style:parent-style-name="Standard">
      <style:text-properties officeooo:paragraph-rsid="001af71c"/>
    </style:style>
    <style:style style:name="T1" style:family="text">
      <style:text-properties officeooo:rsid="0012abf5"/>
    </style:style>
    <style:style style:name="T2" style:family="text">
      <style:text-properties officeooo:rsid="0013af7c"/>
    </style:style>
    <style:style style:name="T3" style:family="text">
      <style:text-properties officeooo:rsid="0015776e"/>
    </style:style>
    <style:style style:name="T4" style:family="text">
      <style:text-properties officeooo:rsid="0016bd3a"/>
    </style:style>
    <style:style style:name="T5" style:family="text">
      <style:text-properties officeooo:rsid="00188107"/>
    </style:style>
    <style:style style:name="T6" style:family="text">
      <style:text-properties officeooo:rsid="001af71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Project documentation</text:p>
      <text:p text:style-name="P4"/>
      <text:p text:style-name="P4"/>
      <text:p text:style-name="P6">All the code is written in python</text:p>
      <text:p text:style-name="P6"/>
      <text:p text:style-name="P6"/>
      <text:p text:style-name="P6"/>
      <text:p text:style-name="P6">Installation process for speech recognition</text:p>
      <text:p text:style-name="P6"/>
      <text:p text:style-name="P6"/>
      <text:p text:style-name="P7">speech to text:</text:p>
      <text:p text:style-name="P8">speech recognition in python3 ubuntu(for using microphone)</text:p>
      <text:p text:style-name="P8"/>
      <text:p text:style-name="P10">1)first we need to install pyaudio</text:p>
      <text:p text:style-name="P10">before this step we need install all the dependencies for pyaudio </text:p>
      <text:p text:style-name="P11"><text:span text:style-name="T2"><text:tab/></text:span><text:span text:style-name="Source_20_Text">sudo apt-get install portaudio19-dev</text:span></text:p>
      <text:p text:style-name="P11"><text:span text:style-name="Source_20_Text"><text:tab/>sudo apt-get install libportaudio-dev</text:span></text:p>
      <text:p text:style-name="P11"><text:span text:style-name="Source_20_Text"><text:tab/>sudo apt-get install portaudio19-dev python-all-dev python3-<text:tab/>all-dev &amp;&amp; sudo pip install pyaudio</text:span><text:span text:style-name="Source_20_Text"><text:span text:style-name="T2">(for python3 use pip3 in t<text:tab/>he command)</text:span></text:span></text:p>
      <text:p text:style-name="P11"><text:span text:style-name="Source_20_Text"><text:span text:style-name="T2">update pyaudio:</text:span></text:span></text:p>
      <text:p text:style-name="P11"><text:span text:style-name="Source_20_Text"><text:tab/>pip install --upgrade pyaudio</text:span></text:p>
      <text:p text:style-name="P11"><text:span text:style-name="Source_20_Text"/></text:p>
      <text:p text:style-name="P7">speech recognition in python3 ubuntu(for using microphone)</text:p>
      <text:p text:style-name="P10">installing speech-recognition module:</text:p>
      <text:p text:style-name="P11"><text:span text:style-name="T2"><text:tab/></text:span><text:span text:style-name="Teletype">pip install SpeechRecognition</text:span><text:span text:style-name="Teletype"><text:span text:style-name="T3">(for python3+ use pip3)</text:span></text:span></text:p>
      <text:p text:style-name="P12"><text:span text:style-name="Teletype"><text:span text:style-name="T4">make sure you pass all the requirements</text:span></text:span></text:p>
      <text:p text:style-name="P2"><text:span text:style-name="Teletype"><text:tab/></text:span><text:span text:style-name="Teletype"><text:span text:style-name="Strong_20_Emphasis">Python</text:span></text:span><text:span text:style-name="Teletype"> 2.6, 2.7, or 3.3+ (required) </text:span></text:p>
      <text:list xml:id="list1382659689105640634" text:style-name="L1">
        <text:list-item>
          <text:p text:style-name="P3"><text:span text:style-name="Strong_20_Emphasis">PyAudio</text:span> 0.2.11+ (required only if you need to use microphone input, <text:span text:style-name="Teletype">Microphone</text:span>) </text:p>
        </text:list-item>
        <text:list-item>
          <text:p text:style-name="P3"><text:span text:style-name="Strong_20_Emphasis">PocketSphinx</text:span> (required only if you need to use the Sphinx recognizer, <text:span text:style-name="Teletype">recognizer_instance.recognize_sphinx</text:span>) </text:p>
        </text:list-item>
        <text:list-item>
          <text:p text:style-name="P3"><text:span text:style-name="Strong_20_Emphasis">Google API Client Library for Python</text:span> (required only if you need to use the Google Cloud Speech API, <text:span text:style-name="Teletype">recognizer_instance.recognize_google_cloud</text:span>) </text:p>
        </text:list-item>
        <text:list-item>
          <text:p text:style-name="P1"><text:span text:style-name="Strong_20_Emphasis">FLAC encoder</text:span> (required only if the system is not x86-based Windows/Linux/OS X) </text:p>
        </text:list-item>
      </text:list>
      <text:p text:style-name="P12"><text:span text:style-name="Teletype"/></text:p>
      <text:p text:style-name="P13">using pocketsphinx which is used as offline module for speech recognition</text:p>
      <text:p text:style-name="P14"><text:span text:style-name="T5"><text:tab/></text:span><text:span text:style-name="Source_20_Text">sudo apt-get install -qq python python-dev python-pip build-<text:tab/>essential swig libpulse-dev</text:span></text:p>
      <text:p text:style-name="P14"><text:span text:style-name="Source_20_Text"><text:tab/>sudo pip install pocketsphinx</text:span></text:p>
      <text:p text:style-name="P15"><text:span text:style-name="Source_20_Text"/></text:p>
      <text:p text:style-name="P13"/>
      <text:p text:style-name="P9"><text:span text:style-name="Source_20_Text"><text:span text:style-name="T6">using google speech text converter as online module for speech recognition</text:span></text:span></text:p>
      <text:p text:style-name="P9"><text:span text:style-name="Source_20_Text"><text:tab/></text:span><text:span text:style-name="Source_20_Text"><text:span text:style-name="T6">sudo apt-get install gtts</text:span></text:span></text:p>
      <text:p text:style-name="P9"><text:span text:style-name="Source_20_Text"/></text:p>
      <text:p text:style-name="P9"><text:span text:style-name="Source_20_Text"><text:span text:style-name="T6">Best results are with gtts but the bot should be connected to internet</text:span></text:span></text:p>
      <text:p text:style-name="P6"/>
      <text:p text:style-name="P6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Installation process in windows and ubuntu for open cv modu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onverting RGB color format <text:s/>to HSV color format</text:p>
      <text:p text:style-name="P4"><text:tab/>R' = R/255</text:p>
      <text:p text:style-name="P4"/>
      <text:p text:style-name="P4"><text:tab/>G' = G/255<text:tab/></text:p>
      <text:p text:style-name="P4"/>
      <text:p text:style-name="P4"><text:tab/>B' = B/255</text:p>
      <text:p text:style-name="P4"/>
      <text:p text:style-name="P4"><text:tab/>Cmax = max(R', G', B')</text:p>
      <text:p text:style-name="P4"/>
      <text:p text:style-name="P4"><text:tab/>Cmin = min(R', G', B')</text:p>
      <text:p text:style-name="P4"/>
      <text:p text:style-name="P4"><text:tab/><text:span text:style-name="T1">delta</text:span> = Cmax - Cmin</text:p>
      <text:p text:style-name="P4"/>
      <text:p text:style-name="P4"><text:s/></text:p>
      <text:p text:style-name="P4"/>
      <text:p text:style-name="P4"><text:tab/>Hue calculation:</text:p>
      <text:p text:style-name="P4"><text:s/><text:tab/><text:tab/>h= 0,delta=0</text:p>
      <text:p text:style-name="P4"><text:s text:c="6"/><text:tab/><text:tab/> 60*((g'-b')/delta)mod6,cmx=R'</text:p>
      <text:p text:style-name="P4"><text:s text:c="6"/><text:tab/><text:tab/> 60*((B'-R')/DELTA+2),cmx=G'</text:p>
      <text:p text:style-name="P4"><text:s text:c="7"/><text:tab/><text:tab/>60*((r'-g')/delta+4),cmx=b'</text:p>
      <text:p text:style-name="P4"/>
      <text:p text:style-name="P4"/>
      <text:p text:style-name="P4"><text:tab/>Saturation calculation:</text:p>
      <text:p text:style-name="P4"><text:tab/><text:tab/>s=0,cmx=0 </text:p>
      <text:p text:style-name="P4"><text:tab/><text:tab/> delta/cmx,cmx!=0</text:p>
      <text:p text:style-name="P4"/>
      <text:p text:style-name="P4"><text:tab/>Value calculation:</text:p>
      <text:p text:style-name="P4"><text:tab/><text:tab/>V = Cmax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6">References-</text:p>
      <text:p text:style-name="P6"/>
      <text:p text:style-name="P6">Speech recognition:</text:p>
      <text:p text:style-name="P6"><text:tab/><text:a xlink:type="simple" xlink:href="https://pypi.python.org/pypi/SpeechRecognition" text:style-name="Internet_20_link" text:visited-style-name="Visited_20_Internet_20_Link">https://pypi.python.org/pypi/SpeechRecognition</text:a></text:p>
      <text:p text:style-name="P6"><text:tab/><text:span text:style-name="T2">troubleshooting errors check here:</text:span></text:p>
      <text:p text:style-name="P10"><text:tab/><text:tab/><text:a xlink:type="simple" xlink:href="https://github.com/Uberi/speech_recognition/issues/235" text:style-name="Internet_20_link" text:visited-style-name="Visited_20_Internet_20_Link">https://github.com/Uberi/speech_recognition/issues/235</text:a></text:p>
      <text:p text:style-name="P10"/>
      <text:p text:style-name="P6"/>
      <text:p text:style-name="P6"/>
      <text:p text:style-name="P6">Open cv:</text:p>
      <text:p text:style-name="P6"/>
      <text:p text:style-name="P6"/>
      <text:p text:style-name="P6"/>
      <text:p text:style-name="P6"/>
      <text:p text:style-name="P6"/>
      <text:p text:style-name="P6">raspberry pi setup and configuration: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2:31:54.952201438</meta:creation-date>
    <dc:date>2018-02-20T20:31:21.601239547</dc:date>
    <meta:editing-duration>PT2H27M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53" meta:word-count="291" meta:character-count="2178" meta:non-whitespace-character-count="1872"/>
  </office:meta>
</office:document-meta>
</file>